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c20b50" officeooo:paragraph-rsid="00c20b50"/>
    </style:style>
    <style:style style:name="P2" style:family="paragraph" style:parent-style-name="Standard">
      <style:text-properties officeooo:rsid="00c20b50" officeooo:paragraph-rsid="00c3bb22"/>
    </style:style>
    <style:style style:name="P3" style:family="paragraph" style:parent-style-name="Standard">
      <style:text-properties officeooo:paragraph-rsid="00c20b50"/>
    </style:style>
    <style:style style:name="P4" style:family="paragraph" style:parent-style-name="Standard">
      <style:text-properties fo:font-size="18pt" officeooo:rsid="00c7f395" officeooo:paragraph-rsid="00c7f395"/>
    </style:style>
    <style:style style:name="P5" style:family="paragraph" style:parent-style-name="Standard">
      <style:text-properties officeooo:rsid="00c7f395" officeooo:paragraph-rsid="00c7f395"/>
    </style:style>
    <style:style style:name="P6" style:family="paragraph" style:parent-style-name="Standard">
      <style:text-properties officeooo:paragraph-rsid="00c4ee73"/>
    </style:style>
    <style:style style:name="P7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96f3d" officeooo:paragraph-rsid="0029ba73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18pt" officeooo:rsid="00cc22ff" officeooo:paragraph-rsid="00cc22ff"/>
    </style:style>
    <style:style style:name="P9" style:family="paragraph" style:parent-style-name="Standard">
      <style:text-properties fo:font-size="18pt" officeooo:rsid="00ccf1e5" officeooo:paragraph-rsid="00ccf1e5"/>
    </style:style>
    <style:style style:name="P10" style:family="paragraph" style:parent-style-name="Standard">
      <style:text-properties fo:font-size="18pt" officeooo:rsid="00c4ee73" officeooo:paragraph-rsid="00c4ee73"/>
    </style:style>
    <style:style style:name="T1" style:family="text">
      <style:text-properties officeooo:rsid="00c20b50"/>
    </style:style>
    <style:style style:name="T2" style:family="text">
      <style:text-properties fo:font-size="18pt"/>
    </style:style>
    <style:style style:name="T3" style:family="text">
      <style:text-properties fo:font-size="18pt" officeooo:rsid="00c2a5cc"/>
    </style:style>
    <style:style style:name="T4" style:family="text">
      <style:text-properties fo:font-size="18pt" officeooo:rsid="00c7f395"/>
    </style:style>
    <style:style style:name="T5" style:family="text">
      <style:text-properties fo:font-size="18pt" officeooo:rsid="00cb104b"/>
    </style:style>
    <style:style style:name="T6" style:family="text">
      <style:text-properties fo:font-size="18pt" officeooo:rsid="00cc22ff"/>
    </style:style>
    <style:style style:name="T7" style:family="text">
      <style:text-properties officeooo:rsid="00c4ee73"/>
    </style:style>
    <style:style style:name="T8" style:family="text">
      <style:text-properties officeooo:rsid="00c7f395"/>
    </style:style>
    <style:style style:name="T9" style:family="text">
      <style:text-properties officeooo:rsid="00cc22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tatistiques</text:p>
      <text:p text:style-name="Standard"/>
      <text:p text:style-name="P3"><text:span text:style-name="T1">Exercices du livre : pages </text:span><text:span text:style-name="T4">1</text:span><text:span text:style-name="T5">11</text:span><text:span text:style-name="T3">-1</text:span><text:span text:style-name="T5">2</text:span><text:span text:style-name="T6">0</text:span></text:p>
      <text:p text:style-name="P3"/>
      <text:p text:style-name="P8">Moyenne</text:p>
      <text:p text:style-name="P8">7, 21, 24, 25, 26, 28, 29, 30, 32, 34, 35, 59, 64, 68</text:p>
      <text:p text:style-name="Standard"/>
      <text:p text:style-name="Standard"/>
      <text:p text:style-name="P8">Médiane</text:p>
      <text:p text:style-name="P6"><text:span text:style-name="T8">oral : </text:span><text:span text:style-name="T6">8, 9, 43</text:span></text:p>
      <text:p text:style-name="P8">2, 5, 10, 11, 38, 39, 40, 41, 61</text:p>
      <text:p text:style-name="P2"/>
      <text:p text:style-name="P1"/>
      <text:p text:style-name="P8">Étendue</text:p>
      <text:p text:style-name="P9">13, 49, 63, 67</text:p>
      <text:p text:style-name="P10"/>
      <text:p text:style-name="P10"/>
      <text:p text:style-name="P9">Tableur</text:p>
      <text:p text:style-name="P9">27, 44, 66, 65</text:p>
      <text:p text:style-name="P9"/>
      <text:p text:style-name="P9"/>
      <text:p text:style-name="P9">Plus difficile</text:p>
      <text:p text:style-name="P9">72, 74, 75, 76, 77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1-08T23:34:07.18</meta:creation-date>
    <meta:editing-duration>PT13H23M9S</meta:editing-duration>
    <meta:editing-cycles>157</meta:editing-cycles>
    <meta:generator>LibreOffice/6.4.7.2$Linux_X86_64 LibreOffice_project/40$Build-2</meta:generator>
    <meta:initial-creator>Véronique et Thibaud FONTANET</meta:initial-creator>
    <dc:date>2021-04-19T15:31:42.228956620</dc:date>
    <meta:print-date>2021-01-04T09:36:06.738044778</meta:print-date>
    <meta:document-statistic meta:table-count="0" meta:image-count="0" meta:object-count="0" meta:page-count="1" meta:paragraph-count="13" meta:word-count="54" meta:character-count="234" meta:non-whitespace-character-count="193"/>
  </office:meta>
</office:document-meta>
</file>